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gmentMergeQueue.SegmentMergeQueu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gmentMergeQueue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gmentMergeQueue.lessThan( Object a , Object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